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5e4" officeooo:paragraph-rsid="0004f5e4"/>
    </style:style>
    <style:style style:name="P2" style:family="paragraph" style:parent-style-name="Standard">
      <style:text-properties officeooo:paragraph-rsid="0004f5e4"/>
    </style:style>
    <style:style style:name="P3" style:family="paragraph" style:parent-style-name="Standard">
      <style:text-properties officeooo:rsid="00060bdb" officeooo:paragraph-rsid="00060bdb"/>
    </style:style>
    <style:style style:name="P4" style:family="paragraph" style:parent-style-name="Standard">
      <style:text-properties officeooo:paragraph-rsid="0007953c"/>
    </style:style>
    <style:style style:name="P5" style:family="paragraph" style:parent-style-name="Preformatted_20_Text">
      <style:text-properties officeooo:paragraph-rsid="0007953c"/>
    </style:style>
    <style:style style:name="P6" style:family="paragraph" style:parent-style-name="Preformatted_20_Text">
      <style:text-properties officeooo:rsid="0007953c" officeooo:paragraph-rsid="0007953c"/>
    </style:style>
    <style:style style:name="T1" style:family="text">
      <style:text-properties officeooo:rsid="0004f5e4"/>
    </style:style>
    <style:style style:name="T2" style:family="text">
      <style:text-properties officeooo:rsid="00079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evdev with `pip install evdev`</text:p>
      <text:p text:style-name="P1">The input file devices are only accessible to root so to deal with that add them to an input group and add the user to that group. Following instructions from <text:a xlink:type="simple" xlink:href="https://github.com/jteeuwen/evdev/blob/master/README.md" text:style-name="Internet_20_link" text:visited-style-name="Visited_20_Internet_20_Link">https://github.com/jteeuwen/evdev/blob/master/README.md</text:a></text:p>
      <text:p text:style-name="P1">ran:</text:p>
      <text:p text:style-name="P3">(had to install udev before doing these with `sudo apt install udev`)</text:p>
      <text:p text:style-name="P2"><text:span text:style-name="T1">`</text:span><text:span text:style-name="Source_20_Text">mkdir -p /etc/udev/rules.d</text:span><text:span text:style-name="Source_20_Text"><text:span text:style-name="T1">`</text:span></text:span></text:p>
      <text:p text:style-name="P2"><text:span text:style-name="Source_20_Text"><text:span text:style-name="T1">`</text:span></text:span><text:span text:style-name="Source_20_Text">nano /etc/udev/rules.d/99-input.rules</text:span><text:span text:style-name="Source_20_Text"><text:span text:style-name="T1">`</text:span></text:span></text:p>
      <text:p text:style-name="P2"><text:span text:style-name="Source_20_Text"><text:span text:style-name="T1">added `</text:span></text:span><text:span text:style-name="Source_20_Text">KERNEL=="event*", NAME="input/%k", MODE="660", GROUP="input"</text:span><text:span text:style-name="Source_20_Text"><text:span text:style-name="T1">`</text:span></text:span></text:p>
      <text:p text:style-name="P2"><text:span text:style-name="Source_20_Text"><text:span text:style-name="T1">then run:</text:span></text:span></text:p>
      <text:p text:style-name="P2"><text:span text:style-name="Source_20_Text"><text:span text:style-name="T1">`</text:span></text:span><text:span text:style-name="Source_20_Text">groupadd -f input</text:span><text:span text:style-name="Source_20_Text"><text:span text:style-name="T1">`</text:span></text:span></text:p>
      <text:p text:style-name="P2"><text:span text:style-name="Source_20_Text"><text:span text:style-name="T1">`</text:span></text:span><text:span text:style-name="Source_20_Text">gpasswd -a &lt;YOURUSERNAME&gt; input</text:span><text:span text:style-name="Source_20_Text"><text:span text:style-name="T1">`</text:span></text:span></text:p>
      <text:p text:style-name="P2"><text:span text:style-name="Source_20_Text"/></text:p>
      <text:p text:style-name="P4"><text:span text:style-name="Source_20_Text"><text:span text:style-name="T2">to find the devices ran:</text:span></text:span></text:p>
      <text:p text:style-name="P5"><text:span text:style-name="Source_20_Text">import evdev</text:span></text:p>
      <text:p text:style-name="Preformatted_20_Text"/>
      <text:p text:style-name="Preformatted_20_Text">devices = [evdev.InputDevice(fn) for fn in evdev.list_devices()]</text:p>
      <text:p text:style-name="Preformatted_20_Text">for device in devices:</text:p>
      <text:p text:style-name="Preformatted_20_Text"><text:s text:c="5"/>print(device.fn, device.name, device.phys)</text:p>
      <text:p text:style-name="Preformatted_20_Text"/>
      <text:p text:style-name="P6">found that event3 is the keyboard and event4 is the mouse</text:p>
      <text:p text:style-name="P4"><text:span text:style-name="Source_20_Text"/></text:p>
      <text:p text:style-name="P2"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2:31:37.757535941</meta:creation-date>
    <meta:generator>LibreOffice/5.1.2.2$Linux_X86_64 LibreOffice_project/10m0$Build-2</meta:generator>
    <dc:date>2016-04-13T22:38:39.432365946</dc:date>
    <meta:editing-duration>PT7M2S</meta:editing-duration>
    <meta:editing-cycles>3</meta:editing-cycles>
    <meta:document-statistic meta:table-count="0" meta:image-count="0" meta:object-count="0" meta:page-count="1" meta:paragraph-count="16" meta:word-count="101" meta:character-count="747" meta:non-whitespace-character-count="657"/>
  </office:meta>
</office:document-meta>
</file>